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2024-12-19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4728" calcext:value-type="float">
            <text:p>43.9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2023-12-06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9384" calcext:value-type="float">
            <text:p>43.8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2021-12-07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2020-12-10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2019-12-11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7632" calcext:value-type="float">
            <text:p>43.5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2018-12-12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6568" calcext:value-type="float">
            <text:p>43.4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2017-12-12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201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201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201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200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200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200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200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200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200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200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200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200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199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199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199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199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199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199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199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198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198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198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198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198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198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197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197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197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197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5314</text:p>
          </table:table-cell>
          <table:table-cell office:value-type="string" calcext:value-type="string">
            <text:p>197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